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8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2.5272in" fo:break-before="auto" style:use-optimal-row-height="true"/>
    </style:style>
    <style:style style:name="ro4" style:family="table-row">
      <style:table-row-properties style:row-height="1.7437in" fo:break-before="auto" style:use-optimal-row-height="true"/>
    </style:style>
    <style:style style:name="ro5" style:family="table-row">
      <style:table-row-properties style:row-height="2.6835in" fo:break-before="auto" style:use-optimal-row-height="true"/>
    </style:style>
    <style:style style:name="ro6" style:family="table-row">
      <style:table-row-properties style:row-height="1.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EXERCICE 2 : Valeur ajoutée et prix de vente</text:p>
          </table:table-cell>
        </table:table-row>
        <table:table-row table:style-name="ro2" table:number-rows-repeated="2">
          <table:table-cell table:style-name="Default"/>
        </table:table-row>
        <table:table-row table:style-name="ro3">
          <table:table-cell office:value-type="string" calcext:value-type="string">
            <text:p>Prix de vente d'une pelote chez M. Daniel (prix de vente HT) : Consommations intermédiaires + Valeur ajoutée = Prix de vente HT (1,52 € + 0,30 € + 1,20 €) + 1,90 € = 4,92 €</text:p>
          </table:table-cell>
        </table:table-row>
        <table:table-row table:style-name="ro4">
          <table:table-cell office:value-type="string" calcext:value-type="string">
            <text:p>La valeur ajoutée par M. Edmond : Prix de vente HT – Consommations intermédiaires = Valeur ajoutée 1,52 € – 0 € = 1,52 €</text:p>
          </table:table-cell>
        </table:table-row>
        <table:table-row table:style-name="ro5">
          <table:table-cell office:value-type="string" calcext:value-type="string">
            <text:p>Prix de vente HT d'une pelote chez Mme Adèle : Le prix de vente T.V.A. incluse est de 8,50 €. Pour obtenir le prix hors taxe (HT), on divise par le coefficient multiplicateur de T.V.A. (1,196). 8,50 / 1,196 = 7,11 €</text:p>
          </table:table-cell>
        </table:table-row>
        <table:table-row table:style-name="ro6">
          <table:table-cell office:value-type="string" calcext:value-type="string">
            <text:p>La valeur ajoutée par Mme Adèle : Prix de vente HT – Consommations intermédiaires = Valeur ajoutée 7,11 € – 4,92 € = 2,19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7T12:11:45.714000000</meta:creation-date>
    <meta:print-date>2024-01-07T12:16:47.290000000</meta:print-date>
    <meta:printed-by>Fichiers PDF</meta:printed-by>
    <dc:date>2024-01-07T12:16:35.150000000</dc:date>
    <meta:editing-duration>PT1M42S</meta:editing-duration>
    <meta:editing-cycles>2</meta:editing-cycles>
    <meta:generator>LibreOffice/7.6.2.1$Windows_X86_64 LibreOffice_project/56f7684011345957bbf33a7ee678afaf4d2ba333</meta:generator>
    <meta:document-statistic meta:table-count="1" meta:cell-count="5" meta:object-count="0"/>
  </office:meta>
</office:document-meta>
</file>